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Palatino Linotype" svg:font-family="'Palatino Linotype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3.697cm"/>
    </style:style>
    <style:style style:name="co5" style:family="table-column">
      <style:table-column-properties fo:break-before="auto" style:column-width="3.999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Palatino Linotype" fo:font-size="12pt" fo:language="en" fo:country="none" fo:font-style="normal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Palatino Linotyp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Palatino Linotyp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Palatino Linotyp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Palatino Linotyp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Palatino Linotyp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Palatino Linotyp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Palatino Linotype" fo:font-size="12pt" fo:language="en" fo:country="none" fo:font-style="normal" fo:font-weight="bold" style:font-name-asian="Arial Unicode MS" style:language-asian="en" style:country-asian="US" style:font-name-complex="Palatino Linotype" style:font-size-complex="6.80000019073486pt" style:font-weight-complex="bold"/>
    </style:style>
    <style:style style:name="T2" style:family="text">
      <style:text-properties style:font-name="Palatino Linotype" fo:font-size="12pt" fo:language="en" fo:country="none" fo:font-style="normal" fo:font-weight="normal" style:font-name-asian="Arial Unicode MS" style:language-asian="en" style:country-asian="US" style:font-name-complex="Palatino Linotype" style:font-size-complex="6.80000019073486pt"/>
    </style:style>
  </office:automatic-styles>
  <office:body>
    <office:spreadsheet>
      <table:table table:name="Sheet1" table:style-name="ta1" table:print="false">
        <table:shapes>
          <draw:frame draw:z-index="0" draw:style-name="gr1" svg:width="7.999cm" svg:height="6.999cm" svg:x="15.136cm" svg:y="0.1cm">
            <draw:object draw:notify-on-update-of-ranges="Sheet1.A2:Sheet1.A10 Sheet1.B1:Sheet1.B1 Sheet1.B2:Sheet1.B10 Sheet1.C1:Sheet1.C1 Sheet1.C2:Sheet1.C10 Sheet1.D1:Sheet1.D1 Sheet1.D2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4"/>
        <table:table-column table:style-name="co5" table:default-cell-style-name="ce4"/>
        <table:table-column table:style-name="co5" table:default-cell-style-name="ce7"/>
        <table:table-row table:style-name="ro2">
          <table:table-cell table:style-name="ce1" office:value-type="string">
            <text:p><text:span text:style-name="T1">Window</text:span><text:span text:style-name="T2"> </text:span><text:span text:style-name="T1">Size</text:span></text:p>
          </table:table-cell>
          <table:table-cell table:style-name="ce3" office:value-type="string">
            <text:p>Delay = 10ms</text:p>
          </table:table-cell>
          <table:table-cell table:style-name="ce3" office:value-type="string">
            <text:p>Delay = 100ms</text:p>
          </table:table-cell>
          <table:table-cell table:style-name="ce5" office:value-type="string">
            <text:p>Delay = 300ms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2" office:value-type="float" office:value="24.035">
            <text:p>24.04</text:p>
          </table:table-cell>
          <table:table-cell table:style-name="ce2" office:value-type="float" office:value="2.481">
            <text:p>2.48</text:p>
          </table:table-cell>
          <table:table-cell table:style-name="ce6" office:value-type="float" office:value="0.83">
            <text:p>0.83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46.901">
            <text:p>46.9</text:p>
          </table:table-cell>
          <table:table-cell office:value-type="float" office:value="4.961">
            <text:p>4.96</text:p>
          </table:table-cell>
          <table:table-cell office:value-type="float" office:value="1.658">
            <text:p>1.66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89.668">
            <text:p>89.67</text:p>
          </table:table-cell>
          <table:table-cell office:value-type="float" office:value="9.895">
            <text:p>9.9</text:p>
          </table:table-cell>
          <table:table-cell office:value-type="float" office:value="3.301">
            <text:p>3.3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68.549">
            <text:p>168.55</text:p>
          </table:table-cell>
          <table:table-cell office:value-type="float" office:value="19.684">
            <text:p>19.68</text:p>
          </table:table-cell>
          <table:table-cell office:value-type="float" office:value="6.615">
            <text:p>6.62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262.698">
            <text:p>262.7</text:p>
          </table:table-cell>
          <table:table-cell office:value-type="float" office:value="38.956">
            <text:p>38.96</text:p>
          </table:table-cell>
          <table:table-cell office:value-type="float" office:value="13.113">
            <text:p>13.11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402.316">
            <text:p>402.32</text:p>
          </table:table-cell>
          <table:table-cell office:value-type="float" office:value="76.215">
            <text:p>76.22</text:p>
          </table:table-cell>
          <table:table-cell office:value-type="float" office:value="24.978">
            <text:p>24.98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float" office:value="325.628">
            <text:p>325.63</text:p>
          </table:table-cell>
          <table:table-cell office:value-type="float" office:value="127.77">
            <text:p>127.77</text:p>
          </table:table-cell>
          <table:table-cell office:value-type="float" office:value="45.511">
            <text:p>45.51</text:p>
          </table:table-cell>
        </table:table-row>
        <table:table-row table:style-name="ro4">
          <table:table-cell office:value-type="float" office:value="128">
            <text:p>128</text:p>
          </table:table-cell>
          <table:table-cell office:value-type="float" office:value="201.988">
            <text:p>201.99</text:p>
          </table:table-cell>
          <table:table-cell office:value-type="float" office:value="171.009">
            <text:p>171.01</text:p>
          </table:table-cell>
          <table:table-cell office:value-type="float" office:value="62.665">
            <text:p>62.67</text:p>
          </table:table-cell>
        </table:table-row>
        <table:table-row table:style-name="ro4">
          <table:table-cell office:value-type="float" office:value="256">
            <text:p>256</text:p>
          </table:table-cell>
          <table:table-cell office:value-type="float" office:value="119.327">
            <text:p>119.33</text:p>
          </table:table-cell>
          <table:table-cell office:value-type="float" office:value="144.96">
            <text:p>144.96</text:p>
          </table:table-cell>
          <table:table-cell office:value-type="float" office:value="63.78">
            <text:p>63.78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Palatino Linotype" svg:font-family="'Palatino Linotype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22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22:17:01</meta:creation-date>
    <meta:editing-duration>PT00H01M47S</meta:editing-duration>
    <meta:editing-cycles>2</meta:editing-cycles>
    <meta:generator>OpenOffice.org/3.2$Unix OpenOffice.org_project/320m19$Build-9505</meta:generator>
    <meta:initial-creator>Scott Hofman</meta:initial-creator>
    <dc:date>2012-03-27T22:18:45</dc:date>
    <dc:creator>Scott Hofman</dc:creator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title svg:x="2.915cm" svg:y="0.141cm" chart:style-name="ch2">
          <text:p>Go Back N</text:p>
        </chart:title>
        <chart:legend chart:legend-position="end" svg:x="6.212cm" svg:y="2.366cm" chart:style-name="ch3"/>
        <chart:plot-area chart:style-name="ch4" table:cell-range-address="Sheet1.A1:Sheet1.D10" chart:data-source-has-labels="both" svg:x="0.119cm" svg:y="0.784cm" svg:width="5.933cm" svg:height="5.997cm">
          <chart:axis chart:dimension="x" chart:name="primary-x" chart:style-name="ch5">
            <chart:title svg:x="2.431cm" svg:y="6.349cm" chart:style-name="ch6">
              <text:p>Window Size</text:p>
            </chart:title>
            <chart:categories table:cell-range-address="Sheet1.A2:Sheet1.A10"/>
          </chart:axis>
          <chart:axis chart:dimension="y" chart:name="primary-y" chart:style-name="ch5">
            <chart:title svg:x="0.161cm" svg:y="4.846cm" chart:style-name="ch7">
              <text:p>Throughput (Kbp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10" chart:label-cell-address="Sheet1.D1:Sheet1.D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Delay = 10ms</text:p>
              </table:table-cell>
              <table:table-cell office:value-type="string">
                <text:p text:id="Sheet1.C1:Sheet1.C1">Delay = 100ms</text:p>
              </table:table-cell>
              <table:table-cell office:value-type="string">
                <text:p text:id="Sheet1.D1:Sheet1.D1">Delay = 300m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0">1</text:p>
              </table:table-cell>
              <table:table-cell office:value-type="float" office:value="24.035">
                <text:p text:id="Sheet1.B2:Sheet1.B10">24.035</text:p>
              </table:table-cell>
              <table:table-cell office:value-type="float" office:value="2.481">
                <text:p text:id="Sheet1.C2:Sheet1.C10">2.481</text:p>
              </table:table-cell>
              <table:table-cell office:value-type="float" office:value="0.83">
                <text:p text:id="Sheet1.D2:Sheet1.D10">0.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901">
                <text:p>46.901</text:p>
              </table:table-cell>
              <table:table-cell office:value-type="float" office:value="4.961">
                <text:p>4.961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668">
                <text:p>89.668</text:p>
              </table:table-cell>
              <table:table-cell office:value-type="float" office:value="9.895">
                <text:p>9.895</text:p>
              </table:table-cell>
              <table:table-cell office:value-type="float" office:value="3.301">
                <text:p>3.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.549">
                <text:p>168.549</text:p>
              </table:table-cell>
              <table:table-cell office:value-type="float" office:value="19.684">
                <text:p>19.684</text:p>
              </table:table-cell>
              <table:table-cell office:value-type="float" office:value="6.615">
                <text:p>6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.698">
                <text:p>262.698</text:p>
              </table:table-cell>
              <table:table-cell office:value-type="float" office:value="38.956">
                <text:p>38.956</text:p>
              </table:table-cell>
              <table:table-cell office:value-type="float" office:value="13.113">
                <text:p>13.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2.316">
                <text:p>402.316</text:p>
              </table:table-cell>
              <table:table-cell office:value-type="float" office:value="76.215">
                <text:p>76.215</text:p>
              </table:table-cell>
              <table:table-cell office:value-type="float" office:value="24.978">
                <text:p>24.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.628">
                <text:p>325.628</text:p>
              </table:table-cell>
              <table:table-cell office:value-type="float" office:value="127.77">
                <text:p>127.77</text:p>
              </table:table-cell>
              <table:table-cell office:value-type="float" office:value="45.511">
                <text:p>45.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1.988">
                <text:p>201.988</text:p>
              </table:table-cell>
              <table:table-cell office:value-type="float" office:value="171.009">
                <text:p>171.009</text:p>
              </table:table-cell>
              <table:table-cell office:value-type="float" office:value="62.665">
                <text:p>62.6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.327">
                <text:p>119.327</text:p>
              </table:table-cell>
              <table:table-cell office:value-type="float" office:value="144.96">
                <text:p>144.96</text:p>
              </table:table-cell>
              <table:table-cell office:value-type="float" office:value="63.78">
                <text:p>63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